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ap Key<text:tab/>Zipcode<text:tab/>Zip Name<text:tab/>County<text:tab/>Adjusted Gross Income<text:tab/>Median Household Income</text:p>
      <text:p text:style-name="Standard">1<text:tab/></text:p>
      <text:p text:style-name="Standard"><text:tab/><text:tab/></text:p>
      <text:p text:style-name="Standard"><text:tab/>33109<text:tab/>Miami Beach<text:tab/>Miami-Dade<text:tab/>$2543090<text:tab/>$20991</text:p>
      <text:p text:style-name="Standard">2<text:tab/></text:p>
      <text:p text:style-name="Standard"><text:tab/><text:tab/></text:p>
      <text:p text:style-name="Standard"><text:tab/>33480<text:tab/>Palm Beach<text:tab/>Palm Beach<text:tab/>$1254520<text:tab/>$103790</text:p>
      <text:p text:style-name="Standard">3<text:tab/></text:p>
      <text:p text:style-name="Standard"><text:tab/><text:tab/></text:p>
      <text:p text:style-name="Standard"><text:tab/>34102<text:tab/>Naples<text:tab/>Collier<text:tab/>$694740<text:tab/>$76205</text:p>
      <text:p text:style-name="Standard">4<text:tab/></text:p>
      <text:p text:style-name="Standard"><text:tab/><text:tab/></text:p>
      <text:p text:style-name="Standard"><text:tab/>32963<text:tab/>Vero Beach<text:tab/>Indian River<text:tab/>$432500<text:tab/>$118773</text:p>
      <text:p text:style-name="Standard">5<text:tab/></text:p>
      <text:p text:style-name="Standard"><text:tab/><text:tab/></text:p>
      <text:p text:style-name="Standard"><text:tab/>34228<text:tab/>Longboat Key<text:tab/>Sarasota<text:tab/>$382750<text:tab/>$108226</text:p>
      <text:p text:style-name="Standard">6<text:tab/></text:p>
      <text:p text:style-name="Standard"><text:tab/><text:tab/></text:p>
      <text:p text:style-name="Standard"><text:tab/>33154<text:tab/>Miami Beach<text:tab/>Miami-Dade<text:tab/>$367640<text:tab/>$57015</text:p>
      <text:p text:style-name="Standard">7<text:tab/></text:p>
      <text:p text:style-name="Standard"><text:tab/><text:tab/></text:p>
      <text:p text:style-name="Standard"><text:tab/>34108<text:tab/>Naples<text:tab/>Collier<text:tab/>$346170<text:tab/>$80726</text:p>
      <text:p text:style-name="Standard">8<text:tab/></text:p>
      <text:p text:style-name="Standard"><text:tab/><text:tab/></text:p>
      <text:p text:style-name="Standard"><text:tab/>34242<text:tab/>Sarasota<text:tab/>Sarasota<text:tab/>$341350<text:tab/>$85068</text:p>
      <text:p text:style-name="Standard">9<text:tab/></text:p>
      <text:p text:style-name="Standard"><text:tab/><text:tab/></text:p>
      <text:p text:style-name="Standard"><text:tab/>33140<text:tab/>Miami Beach<text:tab/>Miami-Dade<text:tab/>$331960<text:tab/>$60769</text:p>
      <text:p text:style-name="Standard">10<text:tab/></text:p>
      <text:p text:style-name="Standard"><text:tab/><text:tab/></text:p>
      <text:p text:style-name="Standard"><text:tab/>33477<text:tab/>Jupiter<text:tab/>Palm Beach<text:tab/>$325990<text:tab/>$79350</text:p>
      <text:p text:style-name="Standard">11<text:tab/></text:p>
      <text:p text:style-name="Standard"><text:tab/><text:tab/></text:p>
      <text:p text:style-name="Standard"><text:tab/>34103<text:tab/>Naples<text:tab/>Collier<text:tab/>$325040<text:tab/>$75335</text:p>
      <text:p text:style-name="Standard">12<text:tab/></text:p>
      <text:p text:style-name="Standard"><text:tab/><text:tab/></text:p>
      <text:p text:style-name="Standard"><text:tab/>33786<text:tab/>Belleair Beach<text:tab/>Pinellas<text:tab/>$315450<text:tab/>$84294</text:p>
      <text:p text:style-name="Standard">13<text:tab/></text:p>
      <text:p text:style-name="Standard"><text:tab/><text:tab/></text:p>
      <text:p text:style-name="Standard"><text:tab/>33432<text:tab/>Boca Raton<text:tab/>Palm Beach<text:tab/>$306260<text:tab/>$59463</text:p>
      <text:p text:style-name="Standard">14<text:tab/></text:p>
      <text:p text:style-name="Standard"><text:tab/><text:tab/></text:p>
      <text:p text:style-name="Standard"><text:tab/>33483<text:tab/>Delray Beach<text:tab/>Palm Beach<text:tab/>$306030<text:tab/>$64220</text:p>
      <text:p text:style-name="Standard">15<text:tab/></text:p>
      <text:p text:style-name="Standard"><text:tab/><text:tab/></text:p>
      <text:p text:style-name="Standard"><text:tab/>33316<text:tab/>Fort Lauderdale<text:tab/>Broward<text:tab/>$305370<text:tab/>$60379</text:p>
      <text:p text:style-name="Standard">16<text:tab/></text:p>
      <text:p text:style-name="Standard"><text:tab/><text:tab/></text:p>
      <text:p text:style-name="Standard"><text:soft-page-break/><text:tab/>33957<text:tab/>Sanibel<text:tab/>Lee<text:tab/>$299590<text:tab/>$94179</text:p>
      <text:p text:style-name="Standard">17<text:tab/></text:p>
      <text:p text:style-name="Standard"><text:tab/><text:tab/></text:p>
      <text:p text:style-name="Standard"><text:tab/>33149<text:tab/>Key Biscayne<text:tab/>Miami-Dade<text:tab/>$299310<text:tab/>$112164</text:p>
      <text:p text:style-name="Standard">18<text:tab/></text:p>
      <text:p text:style-name="Standard"><text:tab/><text:tab/></text:p>
      <text:p text:style-name="Standard"><text:tab/>33496<text:tab/>Boca Raton<text:tab/>Palm Beach<text:tab/>$290500<text:tab/>$91738</text:p>
      <text:p text:style-name="Standard">19<text:tab/></text:p>
      <text:p text:style-name="Standard"><text:tab/><text:tab/></text:p>
      <text:p text:style-name="Standard"><text:tab/>34134<text:tab/>Bonita Springs<text:tab/>Lee<text:tab/>$285280<text:tab/>$76925</text:p>
      <text:p text:style-name="Standard">20<text:tab/></text:p>
      <text:p text:style-name="Standard"><text:tab/><text:tab/></text:p>
      <text:p text:style-name="Standard"><text:tab/>33156<text:tab/>Miami<text:tab/>Miami-Dade<text:tab/>$275930<text:tab/>$118258</text:p>
      <text:p text:style-name="Standard">21<text:tab/></text:p>
      <text:p text:style-name="Standard"><text:tab/><text:tab/></text:p>
      <text:p text:style-name="Standard"><text:tab/>33301<text:tab/>Fort Lauderdale<text:tab/>Broward<text:tab/>$271010<text:tab/>$61813</text:p>
      <text:p text:style-name="Standard">22<text:tab/></text:p>
      <text:p text:style-name="Standard"><text:tab/><text:tab/></text:p>
      <text:p text:style-name="Standard"><text:tab/>33146<text:tab/>Miami<text:tab/>Miami-Dade<text:tab/>$267240<text:tab/>$120814</text:p>
      <text:p text:style-name="Standard">23<text:tab/></text:p>
      <text:p text:style-name="Standard"><text:tab/><text:tab/></text:p>
      <text:p text:style-name="Standard"><text:tab/>34236<text:tab/>Sarasota<text:tab/>Sarasota<text:tab/>$245550<text:tab/>$44351</text:p>
      <text:p text:style-name="Standard">24<text:tab/></text:p>
      <text:p text:style-name="Standard"><text:tab/><text:tab/></text:p>
      <text:p text:style-name="Standard"><text:tab/>33139<text:tab/>Miami Beach<text:tab/>Miami-Dade<text:tab/>$241640<text:tab/>$37328</text:p>
      <text:p text:style-name="Standard">25<text:tab/></text:p>
      <text:p text:style-name="Standard"><text:tab/><text:tab/></text:p>
      <text:p text:style-name="Standard"><text:tab/>34145<text:tab/>Marco Island<text:tab/>Collier<text:tab/>$238420<text:tab/>$750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5:20:41.921852810</meta:creation-date>
    <meta:editing-duration>PT1M44S</meta:editing-duration>
    <meta:editing-cycles>2</meta:editing-cycles>
    <meta:generator>LibreOffice/6.0.7.3$Linux_X86_64 LibreOffice_project/00m0$Build-3</meta:generator>
    <dc:date>2019-11-13T15:22:04.201389755</dc:date>
    <meta:document-statistic meta:table-count="0" meta:image-count="0" meta:object-count="0" meta:page-count="2" meta:paragraph-count="76" meta:word-count="184" meta:character-count="1237" meta:non-whitespace-character-count="1003"/>
  </office:meta>
</office:document-meta>
</file>